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ext-properties style:font-name="Courier" style:font-name-asian="Courier" style:font-name-complex="Courier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transparent"/>
      <style:text-properties style:font-name="Courier" style:font-name-asian="Courier" style:font-name-complex="Courier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top" fo:background-color="transparent"/>
      <style:text-properties style:font-name="Courier" style:font-name-asian="Courier" style:font-name-complex="Courier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style:font-name="Courier" style:font-name-asian="Courier" style:font-name-complex="Couri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style:font-name="Courier" style:font-name-asian="Courier" style:font-name-complex="Courier"/>
    </style:style>
    <style:style style:name="ce19" style:family="table-cell" style:parent-style-name="Default" style:data-style-name="N0">
      <style:table-cell-properties style:vertical-align="top" fo:background-color="transparent"/>
      <style:text-properties style:font-name="Courier" style:font-name-asian="Courier" style:font-name-complex="Couri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style:font-name="Courier" style:font-name-asian="Courier" style:font-name-complex="Courier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top" fo:background-color="transparent"/>
      <style:text-properties style:font-name="Courier" style:font-name-asian="Courier" style:font-name-complex="Couri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/>
      <style:text-properties style:font-name="Courier" style:font-name-asian="Courier" style:font-name-complex="Couri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/>
      <style:text-properties style:font-name="Courier" style:font-name-asian="Courier" style:font-name-complex="Couri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/>
      <style:text-properties style:font-name="Courier" style:font-name-asian="Courier" style:font-name-complex="Courier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5.2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3">
            <text:p>Inventor Physics Output</text:p>
          </table:table-cell>
          <table:covered-table-cell table:number-columns-repeated="8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Physical Properties for sirom_latch_gazebo_frame</text:p>
          </table:table-cell>
          <table:table-cell table:number-columns-repeated="7" table:style-name="ce3"/>
          <table:table-cell table:style-name="ce4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General Properties:</text:p>
          </table:table-cell>
          <table:table-cell table:number-columns-repeated="7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Material:</text:p>
          </table:table-cell>
          <table:table-cell office:value-type="string" table:style-name="ce6">
            <text:p>{Generic}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Density:</text:p>
          </table:table-cell>
          <table:table-cell office:value-type="string" table:style-name="ce6">
            <text:p>1.000 g/cm^3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Mass:</text:p>
          </table:table-cell>
          <table:table-cell office:value-type="string" table:style-name="ce6">
            <text:p>0.038 kg (Relative Error = 0.000028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Area:</text:p>
          </table:table-cell>
          <table:table-cell office:value-type="string" table:style-name="ce6">
            <text:p>14683.973 mm^2 (Relative Error = 0.000000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URDF Properties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Volume:</text:p>
          </table:table-cell>
          <table:table-cell office:value-type="string" table:style-name="ce6">
            <text:p>37842.626 mm^3 (Relative Error = 0.000028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Center of Gravity:</text:p>
          </table:table-cell>
          <table:table-cell table:number-columns-repeated="7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Mass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X:</text:p>
          </table:table-cell>
          <table:table-cell office:value-type="string" table:style-name="ce6">
            <text:p>-21.394 mm (Relative Error = 0.000028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office:string-value="0.038" table:formula="of:=LEFT([.D7]; SEARCH(&quot; &quot;; [.D7])-1)" table:style-name="ce8">
            <text:p>0.038</text:p>
          </table:table-cell>
          <table:table-cell office:value-type="string" table:style-name="ce1">
            <text:p>Kg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Y:</text:p>
          </table:table-cell>
          <table:table-cell office:value-type="string" table:style-name="ce6">
            <text:p>-1.309 mm (Relative Error = 0.000028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Z:</text:p>
          </table:table-cell>
          <table:table-cell office:value-type="string" table:style-name="ce6">
            <text:p>-0.000 mm (Relative Error = 0.000028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Centre of Gravity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/>
          <table:table-cell office:value-type="string" table:style-name="ce5">
            <text:p>Mass Moments of Inertia with respect to Center of Gravity(Calculated using negative integral)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office:string-value="-21.394" table:formula="of:=LEFT([.D11]; SEARCH(&quot; &quot;; [.D11])-1)" table:style-name="ce1">
            <text:p>-21.394</text:p>
          </table:table-cell>
          <table:table-cell office:value-type="string" table:style-name="ce1">
            <text:p>mm</text:p>
          </table:table-cell>
          <table:table-cell office:value-type="float" office:value="-2.1394E-2" table:formula="of:=[.N14]/1000" table:style-name="ce8">
            <text:p>-0.021394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20.940 kg mm^2 (Relative Error = 0.000028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Y</text:p>
          </table:table-cell>
          <table:table-cell office:value-type="string" office:string-value="-1.309" table:formula="of:=LEFT([.D12]; SEARCH(&quot; &quot;; [.D12])-1)" table:style-name="ce1">
            <text:p>-1.309</text:p>
          </table:table-cell>
          <table:table-cell office:value-type="string" table:style-name="ce1">
            <text:p>mm</text:p>
          </table:table-cell>
          <table:table-cell office:value-type="float" office:value="-1.3089999999999998E-3" table:formula="of:=[.N15]/1000" table:style-name="ce8">
            <text:p>-0.001309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0.597 kg mm^2 (Relative Error = 0.000028%)</text:p>
          </table:table-cell>
          <table:table-cell office:value-type="string" table:style-name="ce6">
            <text:p>7.521 kg mm^2 (Relative Error = 0.000028%)</text:p>
          </table:table-cell>
          <table:table-cell table:number-columns-repeated="4" table:style-name="ce6"/>
          <table:table-cell table:style-name="ce7"/>
          <table:table-cell table:number-columns-repeated="2" table:style-name="ce1"/>
          <table:table-cell office:value-type="string" table:style-name="ce1">
            <text:p>Z</text:p>
          </table:table-cell>
          <table:table-cell office:value-type="string" office:string-value="-0.000" table:formula="of:=LEFT([.D13]; SEARCH(&quot; &quot;; [.D13])-1)" table:style-name="ce1">
            <text:p>-0.000</text:p>
          </table:table-cell>
          <table:table-cell office:value-type="string" table:style-name="ce1">
            <text:p>mm</text:p>
          </table:table-cell>
          <table:table-cell office:value-type="float" office:value="0" table:formula="of:=[.N16]/1000" table:style-name="ce8">
            <text:p>0</text:p>
          </table:table-cell>
          <table:table-cell office:value-type="string" table:style-name="ce1">
            <text:p>m</text:p>
          </table:table-cell>
          <table:table-cell table:number-columns-repeated="16367"/>
        </table:table-row>
        <table:table-row table:style-name="ro1">
          <table:table-cell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0.000 kg mm^2 (Relative Error = 0.000028%)</text:p>
          </table:table-cell>
          <table:table-cell office:value-type="string" table:style-name="ce6">
            <text:p>-0.000 kg mm^2 (Relative Error = 0.000028%)</text:p>
          </table:table-cell>
          <table:table-cell office:value-type="string" table:style-name="ce6">
            <text:p>27.196 kg mm^2 (Relative Error = 0.000028%)</text:p>
          </table:table-cell>
          <table:table-cell table:number-columns-repeated="3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office:value-type="string" table:style-name="ce5">
            <text:p>Mass Moments of Inertia with respect to Global(Calculated using negative integral)</text:p>
          </table:table-cell>
          <table:table-cell table:number-columns-repeated="7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Rotation to principal axes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21.005 kg mm^2 (Relative Error = 0.000028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Rx</text:p>
          </table:table-cell>
          <table:table-cell office:value-type="string" office:string-value="0.00" table:formula="of:=LEFT([.D27]; SEARCH(&quot; &quot;; [.D27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N19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-0.462 kg mm^2 (Relative Error = 0.000028%)</text:p>
          </table:table-cell>
          <table:table-cell office:value-type="string" table:style-name="ce6">
            <text:p>24.842 kg mm^2 (Relative Error = 0.000028%)</text:p>
          </table:table-cell>
          <table:table-cell table:number-columns-repeated="4" table:style-name="ce6"/>
          <table:table-cell table:style-name="ce7"/>
          <table:table-cell table:number-columns-repeated="2" table:style-name="ce1"/>
          <table:table-cell office:value-type="string" table:style-name="ce1">
            <text:p>Ry</text:p>
          </table:table-cell>
          <table:table-cell office:value-type="string" office:string-value="0.00" table:formula="of:=LEFT([.D28]; SEARCH(&quot; &quot;; [.D28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N20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0.000 kg mm^2 (Relative Error = 0.000028%)</text:p>
          </table:table-cell>
          <table:table-cell office:value-type="string" table:style-name="ce6">
            <text:p>-0.000 kg mm^2 (Relative Error = 0.000028%)</text:p>
          </table:table-cell>
          <table:table-cell office:value-type="string" table:style-name="ce6">
            <text:p>44.582 kg mm^2 (Relative Error = 0.000028%)</text:p>
          </table:table-cell>
          <table:table-cell table:number-columns-repeated="3" table:style-name="ce6"/>
          <table:table-cell table:style-name="ce7"/>
          <table:table-cell table:number-columns-repeated="2" table:style-name="ce1"/>
          <table:table-cell office:value-type="string" table:style-name="ce1">
            <text:p>Rz</text:p>
          </table:table-cell>
          <table:table-cell office:value-type="string" office:string-value="-2.54" table:formula="of:=LEFT([.D29]; SEARCH(&quot; &quot;; [.D29])-1)" table:style-name="ce1">
            <text:p>-2.54</text:p>
          </table:table-cell>
          <table:table-cell office:value-type="string" table:style-name="ce1">
            <text:p>deg</text:p>
          </table:table-cell>
          <table:table-cell office:value-type="float" office:value="-4.4331363000655967E-2" table:formula="of:=([.N21]/180)*PI()" table:style-name="ce8">
            <text:p>-0.044331363</text:p>
          </table:table-cell>
          <table:table-cell office:value-type="string" table:style-name="ce1">
            <text:p>rads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5">
            <text:p>Principal Moments of Inertia with respect to Center of Gravity</text:p>
          </table:table-cell>
          <table:table-cell table:number-columns-repeated="7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1:</text:p>
          </table:table-cell>
          <table:table-cell office:value-type="string" table:style-name="ce6">
            <text:p>20.967 kg mm^2 (Relative Error = 0.000028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14">
            <text:p>Principal Momens of Inertia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2:</text:p>
          </table:table-cell>
          <table:table-cell office:value-type="string" table:style-name="ce6">
            <text:p>7.495 kg mm^2 (Relative Error = 0.000028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Ixx</text:p>
          </table:table-cell>
          <table:table-cell office:value-type="string" office:string-value="20.967" table:formula="of:=LEFT([.D23]; SEARCH(&quot; &quot;; [.D23])-1)" table:style-name="ce1">
            <text:p>20.967</text:p>
          </table:table-cell>
          <table:table-cell office:value-type="string" table:style-name="ce1">
            <text:p>kg.mm^2</text:p>
          </table:table-cell>
          <table:table-cell office:value-type="float" office:value="2.0966999999999998E-5" table:formula="of:=[.N24]/1000000" table:style-name="ce8">
            <text:p>0.000020967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I3:</text:p>
          </table:table-cell>
          <table:table-cell office:value-type="string" table:style-name="ce6">
            <text:p>27.196 kg mm^2 (Relative Error = 0.000028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style-name="ce1">
            <text:p>Iyy</text:p>
          </table:table-cell>
          <table:table-cell office:value-type="string" office:string-value="7.495" table:formula="of:=LEFT([.D24]; SEARCH(&quot; &quot;; [.D24])-1)" table:style-name="ce1">
            <text:p>7.495</text:p>
          </table:table-cell>
          <table:table-cell office:value-type="string" table:style-name="ce1">
            <text:p>kg.mm^2</text:p>
          </table:table-cell>
          <table:table-cell office:value-type="float" office:value="7.4950000000000002E-6" table:formula="of:=[.N25]/1000000" table:style-name="ce8">
            <text:p>0.000007495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office:value-type="string" table:style-name="ce5">
            <text:p>Rotation from Global to Principal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style-name="ce1">
            <text:p>Izz</text:p>
          </table:table-cell>
          <table:table-cell office:value-type="string" office:string-value="27.196" table:formula="of:=LEFT([.D25]; SEARCH(&quot; &quot;; [.D25])-1)" table:style-name="ce1">
            <text:p>27.196</text:p>
          </table:table-cell>
          <table:table-cell office:value-type="string" table:style-name="ce1">
            <text:p>kg.mm^2</text:p>
          </table:table-cell>
          <table:table-cell office:value-type="float" office:value="2.7196000000000002E-5" table:formula="of:=[.N26]/1000000" table:style-name="ce8">
            <text:p>0.000027196</text:p>
          </table:table-cell>
          <table:table-cell office:value-type="string" table:style-name="ce1">
            <text:p>kg.m^2</text:p>
          </table:table-cell>
          <table:table-cell table:number-columns-repeated="16367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Rx:</text:p>
          </table:table-cell>
          <table:table-cell office:value-type="string" table:style-name="ce6">
            <text:p>0.00 deg (Relative Error = 0.000028%)</text:p>
          </table:table-cell>
          <table:table-cell table:number-columns-repeated="5" table:style-name="ce6"/>
          <table:table-cell table:style-name="ce7"/>
          <table:table-cell table:number-columns-repeated="16374" table:style-name="ce1"/>
        </table:table-row>
        <table:table-row table:style-name="ro1">
          <table:table-cell/>
          <table:table-cell table:style-name="ce5"/>
          <table:table-cell office:value-type="string" table:style-name="ce6">
            <text:p>Ry:</text:p>
          </table:table-cell>
          <table:table-cell office:value-type="string" table:style-name="ce6">
            <text:p>0.00 deg (Relative Error = 0.000028%)</text:p>
          </table:table-cell>
          <table:table-cell table:number-columns-repeated="5" table:style-name="ce6"/>
          <table:table-cell table:style-name="ce7"/>
          <table:table-cell table:style-name="ce1"/>
          <table:table-cell office:value-type="string" table:number-columns-spanned="6" table:number-rows-spanned="1" table:style-name="ce21">
            <text:p><text:s text:c="2"/>&lt;inertial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2">
          <table:table-cell/>
          <table:table-cell table:style-name="ce10"/>
          <table:table-cell office:value-type="string" table:style-name="ce11">
            <text:p>Rz:</text:p>
          </table:table-cell>
          <table:table-cell office:value-type="string" table:style-name="ce11">
            <text:p>-2.54 deg (Relative Error = 0.000028%)</text:p>
          </table:table-cell>
          <table:table-cell table:number-columns-repeated="5" table:style-name="ce11"/>
          <table:table-cell table:style-name="ce12"/>
          <table:table-cell table:style-name="ce1"/>
          <table:table-cell office:value-type="string" office:string-value="    &lt;mass value=&quot;0.038&quot; /&gt;" table:formula="of:=CONCATENATE(&quot;    &lt;mass value=&quot;&quot;&quot;; [.M11]; &quot;&quot;&quot; /&gt;&quot;)" table:number-columns-spanned="6" table:number-rows-spanned="1" table:style-name="ce22">
            <text:p><text:s text:c="4"/>&lt;mass value="0.038" /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office:string-value="    &lt;origin xyz=&quot;-0.021394 -0.001309 0&quot; rpy=&quot;0 0 -0.044331363000656&quot; /&gt;" table:formula="of:=CONCATENATE(&quot;    &lt;origin xyz=&quot;&quot;&quot;; [.P14]; &quot; &quot;; [.P15]; &quot; &quot;; [.P16]; &quot;&quot;&quot; rpy=&quot;&quot;&quot;; [.P19];&quot; &quot;;[.P20];&quot; &quot;;[.P21];&quot;&quot;&quot; /&gt;&quot;)" table:number-columns-spanned="6" table:number-rows-spanned="1" table:style-name="ce22">
            <text:p><text:s text:c="4"/>&lt;origin xyz="-0.021394 -0.001309 0" rpy="0 0 -0.044331363000656" /&gt;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table:number-columns-spanned="6" table:number-rows-spanned="1" table:style-name="ce22">
            <text:p><text:s text:c="4"/>&lt;inertia</text:p>
          </table:table-cell>
          <table:covered-table-cell table:number-columns-repeated="5"/>
          <table:table-cell table:number-columns-repeated="2" table:style-name="ce1"/>
          <table:table-cell table:number-columns-repeated="4" table:style-name="ce9"/>
          <table:table-cell table:number-columns-repeated="16361"/>
        </table:table-row>
        <table:table-row table:style-name="ro1">
          <table:table-cell/>
          <table:table-cell table:number-columns-repeated="10" table:style-name="ce1"/>
          <table:table-cell office:value-type="string" office:string-value="        ixx=&quot;0.000020967&quot; ixy=&quot;0.0&quot; ixz=&quot;0.0&quot;" table:formula="of:=CONCATENATE(&quot;        ixx=&quot;&quot;&quot;;[.P24];&quot;&quot;&quot; ixy=&quot;&quot;0.0&quot;&quot; ixz=&quot;&quot;0.0&quot;&quot;&quot;)" table:number-columns-spanned="6" table:number-rows-spanned="1" table:style-name="ce22">
            <text:p><text:s text:c="8"/>ixx="0.000020967" ixy="0.0" ixz="0.0"</text:p>
          </table:table-cell>
          <table:covered-table-cell table:number-columns-repeated="5"/>
          <table:table-cell table:number-columns-repeated="16367" table:style-name="ce1"/>
        </table:table-row>
        <table:table-row table:style-name="ro1">
          <table:table-cell table:number-columns-repeated="11"/>
          <table:table-cell office:value-type="string" office:string-value="        iyy=&quot;0.000007495&quot; iyz=&quot;0.0&quot;" table:formula="of:=CONCATENATE(&quot;        iyy=&quot;&quot;&quot;;[.P25];&quot;&quot;&quot; iyz=&quot;&quot;0.0&quot;&quot;&quot;)" table:number-columns-spanned="6" table:number-rows-spanned="1" table:style-name="ce22">
            <text:p><text:s text:c="8"/>iyy="0.000007495" iyz="0.0"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11"/>
          <table:table-cell office:value-type="string" office:string-value="        izz=&quot;0.000027196&quot; /&gt;" table:formula="of:=CONCATENATE(&quot;        izz=&quot;&quot;&quot;;[.P26];&quot;&quot;&quot; /&gt;&quot;)" table:number-columns-spanned="6" table:number-rows-spanned="1" table:style-name="ce22">
            <text:p><text:s text:c="8"/>izz="0.000027196" /&gt;</text:p>
          </table:table-cell>
          <table:covered-table-cell table:number-columns-repeated="5"/>
          <table:table-cell table:number-columns-repeated="16367"/>
        </table:table-row>
        <table:table-row table:style-name="ro1">
          <table:table-cell table:number-columns-repeated="11"/>
          <table:table-cell office:value-type="string" table:number-columns-spanned="6" table:number-rows-spanned="1" table:style-name="ce26">
            <text:p><text:s text:c="2"/>&lt;/inertial&gt;</text:p>
          </table:table-cell>
          <table:covered-table-cell table:number-columns-repeated="5"/>
          <table:table-cell table:number-columns-repeated="16367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10T10:29:19Z</dc:date>
    <meta:editing-cycles>1</meta:editing-cycles>
    <meta:editing-duration>PT111S</meta:editing-duration>
  </office:meta>
</office:document-meta>
</file>